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Planilha1" table:style-name="ta1">
        <table:table-column table:style-name="co1" table:number-columns-repeated="9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Context</text:p>
          </table:table-cell>
          <table:table-cell office:value-type="string" calcext:value-type="string">
            <text:p>Embed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Train_PPL</text:p>
          </table:table-cell>
          <table:table-cell office:value-type="string" calcext:value-type="string">
            <text:p>Val_PPL</text:p>
          </table:table-cell>
          <table:table-cell office:value-type="string" calcext:value-type="string">
            <text:p>Val/Train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55.968048095703" calcext:value-type="float">
            <text:p>455,968048095703</text:p>
          </table:table-cell>
          <table:table-cell office:value-type="float" office:value="463.775634765625" calcext:value-type="float">
            <text:p>463,775634765625</text:p>
          </table:table-cell>
          <table:table-cell table:formula="of:=[.H2]/[.G2]" office:value-type="float" office:value="1.01712310040699" calcext:value-type="float">
            <text:p>1,01712310040699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4.739471435547" calcext:value-type="float">
            <text:p>364,739471435547</text:p>
          </table:table-cell>
          <table:table-cell office:value-type="float" office:value="377.986267089844" calcext:value-type="float">
            <text:p>377,986267089844</text:p>
          </table:table-cell>
          <table:table-cell table:formula="of:=[.H3]/[.G3]" office:value-type="float" office:value="1.03631851414973" calcext:value-type="float">
            <text:p>1,0363185141497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45.230895996094" calcext:value-type="float">
            <text:p>245,230895996094</text:p>
          </table:table-cell>
          <table:table-cell office:value-type="float" office:value="277.844970703125" calcext:value-type="float">
            <text:p>277,844970703125</text:p>
          </table:table-cell>
          <table:table-cell table:formula="of:=[.H4]/[.G4]" office:value-type="float" office:value="1.13299333501416" calcext:value-type="float">
            <text:p>1,1329933350141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.89990615844727" calcext:value-type="float">
            <text:p>9,89990615844727</text:p>
          </table:table-cell>
          <table:table-cell office:value-type="float" office:value="421.86962890625" calcext:value-type="float">
            <text:p>421,86962890625</text:p>
          </table:table-cell>
          <table:table-cell table:formula="of:=[.H5]/[.G5]" office:value-type="float" office:value="42.6134977599038" calcext:value-type="float">
            <text:p>42,6134977599038</text:p>
          </table:table-cell>
          <table:table-cell table:style-name="ce1"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93.4393844604492" calcext:value-type="float">
            <text:p>93,4393844604492</text:p>
          </table:table-cell>
          <table:table-cell office:value-type="float" office:value="160.256866455078" calcext:value-type="float">
            <text:p>160,256866455078</text:p>
          </table:table-cell>
          <table:table-cell table:formula="of:=[.H6]/[.G6]" office:value-type="float" office:value="1.71508906421479" calcext:value-type="float">
            <text:p>1,71508906421479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15.2333536148071" calcext:value-type="float">
            <text:p>15,2333536148071</text:p>
          </table:table-cell>
          <table:table-cell office:value-type="float" office:value="282.753509521484" calcext:value-type="float">
            <text:p>282,753509521484</text:p>
          </table:table-cell>
          <table:table-cell table:formula="of:=[.H7]/[.G7]" office:value-type="float" office:value="18.5614748184301" calcext:value-type="float">
            <text:p>18,561474818430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,5</text:p>
          </table:table-cell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450.620147705078" calcext:value-type="float">
            <text:p>450,620147705078</text:p>
          </table:table-cell>
          <table:table-cell office:value-type="float" office:value="444.951477050781" calcext:value-type="float">
            <text:p>444,951477050781</text:p>
          </table:table-cell>
          <table:table-cell table:formula="of:=[.H8]/[.G8]" office:value-type="float" office:value="0.987420290275155" calcext:value-type="float">
            <text:p>0,98742029027515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.25" calcext:value-type="float">
            <text:p>0,25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2.354988098145" calcext:value-type="float">
            <text:p>102,354988098145</text:p>
          </table:table-cell>
          <table:table-cell office:value-type="float" office:value="166.349319458008" calcext:value-type="float">
            <text:p>166,349319458008</text:p>
          </table:table-cell>
          <table:table-cell table:formula="of:=[.H9]/[.G9]" office:value-type="float" office:value="1.62521946950452" calcext:value-type="float">
            <text:p>1,6252194695045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,5</text:p>
          </table:table-cell>
          <table:table-cell office:value-type="float" office:value="0.0005" calcext:value-type="float">
            <text:p>0,0005</text:p>
          </table:table-cell>
          <table:table-cell office:value-type="float" office:value="10" calcext:value-type="float">
            <text:p>10</text:p>
          </table:table-cell>
          <table:table-cell office:value-type="float" office:value="47.8409843444824" calcext:value-type="float">
            <text:p>47,8409843444824</text:p>
          </table:table-cell>
          <table:table-cell office:value-type="float" office:value="166.161285400391" calcext:value-type="float">
            <text:p>166,161285400391</text:p>
          </table:table-cell>
          <table:table-cell table:formula="of:=[.H10]/[.G10]" office:value-type="float" office:value="3.47319955216503" calcext:value-type="float">
            <text:p>3,4731995521650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93.1974487304688" calcext:value-type="float">
            <text:p>93,1974487304688</text:p>
          </table:table-cell>
          <table:table-cell office:value-type="float" office:value="158.110397338867" calcext:value-type="float">
            <text:p>158,110397338867</text:p>
          </table:table-cell>
          <table:table-cell table:formula="of:=[.H11]/[.G11]" office:value-type="float" office:value="1.69650993125498" calcext:value-type="float">
            <text:p>1,6965099312549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94.4030227661133" calcext:value-type="float">
            <text:p>94,4030227661133</text:p>
          </table:table-cell>
          <table:table-cell office:value-type="float" office:value="161.893371582031" calcext:value-type="float">
            <text:p>161,893371582031</text:p>
          </table:table-cell>
          <table:table-cell table:formula="of:=[.H12]/[.G12]" office:value-type="float" office:value="1.71491724352013" calcext:value-type="float">
            <text:p>1,7149172435201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92.9030609130859" calcext:value-type="float">
            <text:p>92,9030609130859</text:p>
          </table:table-cell>
          <table:table-cell office:value-type="float" office:value="164.591247558594" calcext:value-type="float">
            <text:p>164,591247558594</text:p>
          </table:table-cell>
          <table:table-cell table:formula="of:=[.H13]/[.G13]" office:value-type="float" office:value="1.77164504528623" calcext:value-type="float">
            <text:p>1,7716450452862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96.2340621948242" calcext:value-type="float">
            <text:p>96,2340621948242</text:p>
          </table:table-cell>
          <table:table-cell office:value-type="float" office:value="164.093170166016" calcext:value-type="float">
            <text:p>164,093170166016</text:p>
          </table:table-cell>
          <table:table-cell table:formula="of:=[.H14]/[.G14]" office:value-type="float" office:value="1.7051464567069" calcext:value-type="float">
            <text:p>1,705146456706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82.3882064819336" calcext:value-type="float">
            <text:p>82,3882064819336</text:p>
          </table:table-cell>
          <table:table-cell office:value-type="float" office:value="182.675827026367" calcext:value-type="float">
            <text:p>182,675827026367</text:p>
          </table:table-cell>
          <table:table-cell table:formula="of:=[.H15]/[.G15]" office:value-type="float" office:value="2.21725699377161" calcext:value-type="float">
            <text:p>2,2172569937716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7.809120178223" calcext:value-type="float">
            <text:p>107,809120178223</text:p>
          </table:table-cell>
          <table:table-cell office:value-type="float" office:value="156.055526733398" calcext:value-type="float">
            <text:p>156,055526733398</text:p>
          </table:table-cell>
          <table:table-cell table:formula="of:=[.H16]/[.G16]" office:value-type="float" office:value="1.44751693062162" calcext:value-type="float">
            <text:p>1,44751693062162</text:p>
          </table:table-cell>
          <table:table-cell table:number-columns-repeated="6"/>
        </table:table-row>
        <table:table-row table:style-name="ro1">
          <table:table-cell table:number-columns-repeated="8"/>
          <table:table-cell table:formula="of:=[.H17]/[.G17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8"/>
          <table:table-cell table:formula="of:=[.H18]/[.G18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8"/>
          <table:table-cell table:formula="of:=[.H19]/[.G19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8"/>
          <table:table-cell table:formula="of:=[.H20]/[.G2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8"/>
          <table:table-cell table:formula="of:=[.H21]/[.G21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8"/>
          <table:table-cell table:formula="of:=[.H22]/[.G22]" office:value-type="string" office:string-value="" calcext:value-type="error">
            <text:p>#DIV/0!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lton Cardoso do Nascimento</meta:initial-creator>
    <meta:creation-date>2024-03-12T15:58:38.825000000</meta:creation-date>
    <dc:date>2024-03-12T17:29:53.950000000</dc:date>
    <dc:creator>Elton Cardoso do Nascimento</dc:creator>
    <meta:editing-duration>PT59M22S</meta:editing-duration>
    <meta:editing-cycles>1</meta:editing-cycles>
    <meta:document-statistic meta:table-count="1" meta:cell-count="150" meta:object-count="0"/>
    <meta:generator>LibreOffice/7.1.1.2$Windows_X86_64 LibreOffice_project/fe0b08f4af1bacafe4c7ecc87ce55bb426164676</meta:generator>
  </office:meta>
</office:document-meta>
</file>